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359cm" svg:height="12.491cm" svg:x="8.067cm" svg:y="7.995cm">
            <draw:object draw:notify-on-update-of-ranges="Sheet1.L1:Sheet1.L1 Sheet1.L2:Sheet1.L15 Sheet1.M1:Sheet1.M1 Sheet1.M2:Sheet1.M15 Sheet1.N1:Sheet1.N1 Sheet1.N2:Sheet1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liczba wachnięć</text:p>
          </table:table-cell>
          <table:table-cell office:value-type="string" calcext:value-type="string">
            <text:p>dystans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okres</text:p>
          </table:table-cell>
          <table:table-cell/>
          <table:table-cell office:value-type="string" calcext:value-type="string">
            <text:p>liczba wachnięć</text:p>
          </table:table-cell>
          <table:table-cell office:value-type="string" calcext:value-type="string">
            <text:p>dystans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okres</text:p>
          </table:table-cell>
          <table:table-cell table:number-columns-repeated="2"/>
          <table:table-cell office:value-type="string" calcext:value-type="string">
            <text:p>dystans</text:p>
          </table:table-cell>
          <table:table-cell office:value-type="string" calcext:value-type="string">
            <text:p>okres1</text:p>
          </table:table-cell>
          <table:table-cell office:value-type="string" calcext:value-type="string">
            <text:p>okres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8.947" calcext:value-type="float">
            <text:p>18.947</text:p>
          </table:table-cell>
          <table:table-cell table:formula="of:=[.C2]/[.A2]" office:value-type="float" office:value="1.8947" calcext:value-type="float">
            <text:p>1.89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9.332" calcext:value-type="float">
            <text:p>19.332</text:p>
          </table:table-cell>
          <table:table-cell table:formula="of:=[.H2]/[.F2]" office:value-type="float" office:value="1.9332" calcext:value-type="float">
            <text:p>1.93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D2]" office:value-type="float" office:value="1.8947" calcext:value-type="float">
            <text:p>1.8947</text:p>
          </table:table-cell>
          <table:table-cell table:formula="of:=[.I2]" office:value-type="float" office:value="1.9332" calcext:value-type="float">
            <text:p>1.93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8.655" calcext:value-type="float">
            <text:p>18.655</text:p>
          </table:table-cell>
          <table:table-cell table:formula="of:=[.C3]/[.A3]" office:value-type="float" office:value="1.8655" calcext:value-type="float">
            <text:p>1.86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8.475" calcext:value-type="float">
            <text:p>18.475</text:p>
          </table:table-cell>
          <table:table-cell table:formula="of:=[.H3]/[.F3]" office:value-type="float" office:value="1.8475" calcext:value-type="float">
            <text:p>1.847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D3]" office:value-type="float" office:value="1.8655" calcext:value-type="float">
            <text:p>1.8655</text:p>
          </table:table-cell>
          <table:table-cell table:formula="of:=[.I3]" office:value-type="float" office:value="1.8475" calcext:value-type="float">
            <text:p>1.84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.499" calcext:value-type="float">
            <text:p>18.499</text:p>
          </table:table-cell>
          <table:table-cell table:formula="of:=[.C4]/[.A4]" office:value-type="float" office:value="1.8499" calcext:value-type="float">
            <text:p>1.84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8.15" calcext:value-type="float">
            <text:p>18.15</text:p>
          </table:table-cell>
          <table:table-cell table:formula="of:=[.H4]/[.F4]" office:value-type="float" office:value="1.815" calcext:value-type="float">
            <text:p>1.8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D4]" office:value-type="float" office:value="1.8499" calcext:value-type="float">
            <text:p>1.8499</text:p>
          </table:table-cell>
          <table:table-cell table:formula="of:=[.I4]"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8.378" calcext:value-type="float">
            <text:p>18.378</text:p>
          </table:table-cell>
          <table:table-cell table:formula="of:=[.C5]/[.A5]" office:value-type="float" office:value="1.8378" calcext:value-type="float">
            <text:p>1.83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7.822" calcext:value-type="float">
            <text:p>17.822</text:p>
          </table:table-cell>
          <table:table-cell table:formula="of:=[.H5]/[.F5]" office:value-type="float" office:value="1.7822" calcext:value-type="float">
            <text:p>1.782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[.D5]" office:value-type="float" office:value="1.8378" calcext:value-type="float">
            <text:p>1.8378</text:p>
          </table:table-cell>
          <table:table-cell table:formula="of:=[.I5]" office:value-type="float" office:value="1.7822" calcext:value-type="float">
            <text:p>1.7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.286" calcext:value-type="float">
            <text:p>18.286</text:p>
          </table:table-cell>
          <table:table-cell table:formula="of:=[.C6]/[.A6]" office:value-type="float" office:value="1.8286" calcext:value-type="float">
            <text:p>1.82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7.505" calcext:value-type="float">
            <text:p>17.505</text:p>
          </table:table-cell>
          <table:table-cell table:formula="of:=[.H6]/[.F6]" office:value-type="float" office:value="1.7505" calcext:value-type="float">
            <text:p>1.750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D6]" office:value-type="float" office:value="1.8286" calcext:value-type="float">
            <text:p>1.8286</text:p>
          </table:table-cell>
          <table:table-cell table:formula="of:=[.I6]" office:value-type="float" office:value="1.7505" calcext:value-type="float">
            <text:p>1.7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8.236" calcext:value-type="float">
            <text:p>18.236</text:p>
          </table:table-cell>
          <table:table-cell table:formula="of:=[.C7]/[.A7]" office:value-type="float" office:value="1.8236" calcext:value-type="float">
            <text:p>1.82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7.25" calcext:value-type="float">
            <text:p>17.25</text:p>
          </table:table-cell>
          <table:table-cell table:formula="of:=[.H7]/[.F7]" office:value-type="float" office:value="1.725" calcext:value-type="float">
            <text:p>1.725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D7]" office:value-type="float" office:value="1.8236" calcext:value-type="float">
            <text:p>1.8236</text:p>
          </table:table-cell>
          <table:table-cell table:formula="of:=[.I7]" office:value-type="float" office:value="1.725" calcext:value-type="float">
            <text:p>1.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8.213" calcext:value-type="float">
            <text:p>18.213</text:p>
          </table:table-cell>
          <table:table-cell table:formula="of:=[.C8]/[.A8]" office:value-type="float" office:value="1.8213" calcext:value-type="float">
            <text:p>1.82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7.023" calcext:value-type="float">
            <text:p>17.023</text:p>
          </table:table-cell>
          <table:table-cell table:formula="of:=[.H8]/[.F8]" office:value-type="float" office:value="1.7023" calcext:value-type="float">
            <text:p>1.702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D8]" office:value-type="float" office:value="1.8213" calcext:value-type="float">
            <text:p>1.8213</text:p>
          </table:table-cell>
          <table:table-cell table:formula="of:=[.I8]" office:value-type="float" office:value="1.7023" calcext:value-type="float">
            <text:p>1.7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8.247" calcext:value-type="float">
            <text:p>18.247</text:p>
          </table:table-cell>
          <table:table-cell table:formula="of:=[.C9]/[.A9]" office:value-type="float" office:value="1.8247" calcext:value-type="float">
            <text:p>1.824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16.853" calcext:value-type="float">
            <text:p>16.853</text:p>
          </table:table-cell>
          <table:table-cell table:formula="of:=[.H9]/[.F9]" office:value-type="float" office:value="1.6853" calcext:value-type="float">
            <text:p>1.685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[.D9]" office:value-type="float" office:value="1.8247" calcext:value-type="float">
            <text:p>1.8247</text:p>
          </table:table-cell>
          <table:table-cell table:formula="of:=[.I9]" office:value-type="float" office:value="1.6853" calcext:value-type="float">
            <text:p>1.68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8.279" calcext:value-type="float">
            <text:p>18.279</text:p>
          </table:table-cell>
          <table:table-cell table:formula="of:=[.C10]/[.A10]" office:value-type="float" office:value="1.8279" calcext:value-type="float">
            <text:p>1.8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6.779" calcext:value-type="float">
            <text:p>16.779</text:p>
          </table:table-cell>
          <table:table-cell table:formula="of:=[.H10]/[.F10]" office:value-type="float" office:value="1.6779" calcext:value-type="float">
            <text:p>1.677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D10]" office:value-type="float" office:value="1.8279" calcext:value-type="float">
            <text:p>1.8279</text:p>
          </table:table-cell>
          <table:table-cell table:formula="of:=[.I10]" office:value-type="float" office:value="1.6779" calcext:value-type="float">
            <text:p>1.67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8.359" calcext:value-type="float">
            <text:p>18.359</text:p>
          </table:table-cell>
          <table:table-cell table:formula="of:=[.C11]/[.A11]" office:value-type="float" office:value="1.8359" calcext:value-type="float">
            <text:p>1.83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6.77" calcext:value-type="float">
            <text:p>16.77</text:p>
          </table:table-cell>
          <table:table-cell table:formula="of:=[.H11]/[.F11]" office:value-type="float" office:value="1.677" calcext:value-type="float">
            <text:p>1.67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[.D11]" office:value-type="float" office:value="1.8359" calcext:value-type="float">
            <text:p>1.8359</text:p>
          </table:table-cell>
          <table:table-cell table:formula="of:=[.I11]" office:value-type="float" office:value="1.677" calcext:value-type="float">
            <text:p>1.6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8.439" calcext:value-type="float">
            <text:p>18.439</text:p>
          </table:table-cell>
          <table:table-cell table:formula="of:=[.C12]/[.A12]" office:value-type="float" office:value="1.8439" calcext:value-type="float">
            <text:p>1.84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6.926" calcext:value-type="float">
            <text:p>16.926</text:p>
          </table:table-cell>
          <table:table-cell table:formula="of:=[.H12]/[.F12]" office:value-type="float" office:value="1.6926" calcext:value-type="float">
            <text:p>1.6926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D12]" office:value-type="float" office:value="1.8439" calcext:value-type="float">
            <text:p>1.8439</text:p>
          </table:table-cell>
          <table:table-cell table:formula="of:=[.I12]" office:value-type="float" office:value="1.6926" calcext:value-type="float">
            <text:p>1.6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8.555" calcext:value-type="float">
            <text:p>18.555</text:p>
          </table:table-cell>
          <table:table-cell table:formula="of:=[.C13]/[.A13]" office:value-type="float" office:value="1.8555" calcext:value-type="float">
            <text:p>1.85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7.26" calcext:value-type="float">
            <text:p>17.26</text:p>
          </table:table-cell>
          <table:table-cell table:formula="of:=[.H13]/[.F13]" office:value-type="float" office:value="1.726" calcext:value-type="float">
            <text:p>1.72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[.D13]" office:value-type="float" office:value="1.8555" calcext:value-type="float">
            <text:p>1.8555</text:p>
          </table:table-cell>
          <table:table-cell table:formula="of:=[.I13]" office:value-type="float" office:value="1.726" calcext:value-type="float">
            <text:p>1.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8.698" calcext:value-type="float">
            <text:p>18.698</text:p>
          </table:table-cell>
          <table:table-cell table:formula="of:=[.C14]/[.A14]" office:value-type="float" office:value="1.8698" calcext:value-type="float">
            <text:p>1.86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7.826" calcext:value-type="float">
            <text:p>17.826</text:p>
          </table:table-cell>
          <table:table-cell table:formula="of:=[.H14]/[.F14]" office:value-type="float" office:value="1.7826" calcext:value-type="float">
            <text:p>1.782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D14]" office:value-type="float" office:value="1.8698" calcext:value-type="float">
            <text:p>1.8698</text:p>
          </table:table-cell>
          <table:table-cell table:formula="of:=[.I14]" office:value-type="float" office:value="1.7826" calcext:value-type="float">
            <text:p>1.78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8.852" calcext:value-type="float">
            <text:p>18.852</text:p>
          </table:table-cell>
          <table:table-cell table:formula="of:=[.C15]/[.A15]" office:value-type="float" office:value="1.8852" calcext:value-type="float">
            <text:p>1.88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8.729" calcext:value-type="float">
            <text:p>18.729</text:p>
          </table:table-cell>
          <table:table-cell table:formula="of:=[.H15]/[.F15]" office:value-type="float" office:value="1.8729" calcext:value-type="float">
            <text:p>1.872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[.D15]" office:value-type="float" office:value="1.8852" calcext:value-type="float">
            <text:p>1.8852</text:p>
          </table:table-cell>
          <table:table-cell table:formula="of:=[.I15]" office:value-type="float" office:value="1.8729" calcext:value-type="float">
            <text:p>1.87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2:37:53.517015001</meta:creation-date>
    <dc:date>2024-10-29T12:48:58.750011236</dc:date>
    <meta:editing-duration>PT51S</meta:editing-duration>
    <meta:editing-cycles>1</meta:editing-cycles>
    <meta:document-statistic meta:table-count="1" meta:cell-count="165" meta:object-count="1"/>
    <meta:generator>LibreOffice/24.8.2.1$Linux_X86_64 LibreOffice_project/0f794b6e29741098670a3b95d60478a65d05ef1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36cm" svg:height="12.492cm" xlink:href=".." xlink:type="simple" chart:class="chart:line" chart:style-name="ch1">
        <chart:legend chart:legend-position="end" svg:x="22.984cm" svg:y="5.698cm" style:legend-expansion="high" chart:style-name="ch2"/>
        <chart:plot-area chart:style-name="ch3" table:cell-range-address="Sheet1.L1:Sheet1.N15" chart:data-source-has-labels="both" svg:x="0.507cm" svg:y="0.249cm" svg:width="21.97cm" svg:height="11.994cm">
          <chart:coordinate-region svg:x="1.427cm" svg:y="0.448cm" svg:width="20.857cm" svg:height="11.148cm"/>
          <chart:axis chart:dimension="x" chart:name="primary-x" chart:style-name="ch4" chartooo:axis-type="auto">
            <chartooo:date-scale/>
            <chart:categories table:cell-range-address="Sheet1.L2:Sheet1.L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15" chart:label-cell-address="Sheet1.M1:Sheet1.M1" chart:class="chart:line">
            <chart:data-point chart:repeated="14"/>
          </chart:series>
          <chart:series chart:style-name="ch7" chart:values-cell-range-address="Sheet1.N2:Sheet1.N15" chart:label-cell-address="Sheet1.N1:Sheet1.N1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kres1</text:p>
                <draw:g>
                  <svg:desc>Sheet1.M1:Sheet1.M1</svg:desc>
                </draw:g>
              </table:table-cell>
              <table:table-cell office:value-type="string">
                <text:p>okres2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Sheet1.L2:Sheet1.L15</svg:desc>
                </draw:g>
              </table:table-cell>
              <table:table-cell office:value-type="float" office:value="1.8947">
                <text:p>1.8947</text:p>
                <draw:g>
                  <svg:desc>Sheet1.M2:Sheet1.M15</svg:desc>
                </draw:g>
              </table:table-cell>
              <table:table-cell office:value-type="float" office:value="1.9332">
                <text:p>1.9332</text:p>
                <draw:g>
                  <svg:desc>Sheet1.N2:Sheet1.N15</svg:desc>
                </draw:g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8655">
                <text:p>1.8655</text:p>
              </table:table-cell>
              <table:table-cell office:value-type="float" office:value="1.8475">
                <text:p>1.84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8499">
                <text:p>1.8499</text:p>
              </table:table-cell>
              <table:table-cell office:value-type="float" office:value="1.815">
                <text:p>1.81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8378">
                <text:p>1.8378</text:p>
              </table:table-cell>
              <table:table-cell office:value-type="float" office:value="1.7822">
                <text:p>1.78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8286">
                <text:p>1.8286</text:p>
              </table:table-cell>
              <table:table-cell office:value-type="float" office:value="1.7505">
                <text:p>1.750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.8236">
                <text:p>1.8236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8213">
                <text:p>1.8213</text:p>
              </table:table-cell>
              <table:table-cell office:value-type="float" office:value="1.7023">
                <text:p>1.702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.8247">
                <text:p>1.8247</text:p>
              </table:table-cell>
              <table:table-cell office:value-type="float" office:value="1.6853">
                <text:p>1.68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8279">
                <text:p>1.8279</text:p>
              </table:table-cell>
              <table:table-cell office:value-type="float" office:value="1.6779">
                <text:p>1.677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8359">
                <text:p>1.8359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8439">
                <text:p>1.8439</text:p>
              </table:table-cell>
              <table:table-cell office:value-type="float" office:value="1.6926">
                <text:p>1.692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8555">
                <text:p>1.8555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8698">
                <text:p>1.8698</text:p>
              </table:table-cell>
              <table:table-cell office:value-type="float" office:value="1.7826">
                <text:p>1.78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.8852">
                <text:p>1.8852</text:p>
              </table:table-cell>
              <table:table-cell office:value-type="float" office:value="1.8729">
                <text:p>1.8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